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ViewImportHandl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iewImportHandler.parseName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ViewImportHandler.processCharacter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DocViewImport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ViewImportHandler.append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ViewImportHandl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ViewImportHandler.DocViewImportHandler( Importer importer , NamePathResolver resolver , NameFactory nam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ViewImportHandler.startElement( String namespaceURI , String localName , String qName , Attributes att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